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line draw:style-name="gr1" draw:text-style-name="P1" draw:layer="layout" svg:x1="2.159cm" svg:y1="0.354cm" svg:x2="2.159cm" svg:y2="4.291cm">
            <text:p/>
          </draw:line>
          <draw:frame draw:style-name="gr2" draw:layer="layout" svg:width="0.18cm" svg:height="0.357cm" svg:x="1.886cm" svg:y="4.115cm">
            <draw:text-box>
              <text:p>p</text:p>
            </draw:text-box>
          </draw:frame>
          <draw:line draw:style-name="gr3" draw:text-style-name="P1" draw:layer="layout" svg:x1="2.032cm" svg:y1="2.767cm" svg:x2="7.874cm" svg:y2="2.767cm">
            <text:p/>
          </draw:line>
          <draw:frame draw:style-name="gr2" draw:layer="layout" svg:width="0.98cm" svg:height="0.357cm" svg:x="0.861cm" svg:y="2.613cm">
            <draw:text-box>
              <text:p>ph(icb)</text:p>
            </draw:text-box>
          </draw:frame>
          <draw:frame draw:style-name="gr2" draw:layer="layout" svg:width="1.522cm" svg:height="0.357cm" svg:x="0.361cm" svg:y="1.613cm">
            <draw:text-box>
              <text:p>ph(icb + 1)</text:p>
            </draw:text-box>
          </draw:frame>
          <draw:frame draw:style-name="gr2" draw:layer="layout" svg:width="1.534cm" svg:height="0.357cm" svg:x="0.181cm" svg:y="2.059cm">
            <draw:text-box>
              <text:p>couche icb</text:p>
            </draw:text-box>
          </draw:frame>
          <draw:line draw:style-name="gr4" draw:text-style-name="P1" draw:layer="layout" svg:x1="2.032cm" svg:y1="2.513cm" svg:x2="2.286cm" svg:y2="2.513cm">
            <text:p/>
          </draw:line>
          <draw:frame draw:style-name="gr2" draw:layer="layout" svg:width="0.485cm" svg:height="0.357cm" svg:x="2.54cm" svg:y="2.313cm">
            <draw:text-box>
              <text:p>plcl</text:p>
            </draw:text-box>
          </draw:frame>
          <draw:line draw:style-name="gr3" draw:text-style-name="P1" draw:layer="layout" svg:x1="2.032cm" svg:y1="1.767cm" svg:x2="7.874cm" svg:y2="1.767cm">
            <text:p/>
          </draw:line>
          <draw:frame draw:style-name="gr2" draw:layer="layout" svg:width="1.043cm" svg:height="0.357cm" svg:x="3.556cm" svg:y="3.275cm">
            <draw:text-box>
              <text:p>sigt = 1</text:p>
            </draw:text-box>
          </draw:frame>
          <draw:frame draw:style-name="gr2" draw:layer="layout" svg:width="3.291cm" svg:height="0.357cm" svg:x="3.556cm" svg:y="2.075cm">
            <draw:text-box>
              <text:p>sigt = pr1 sigp + 1 - pr1</text:p>
            </draw:text-box>
          </draw:frame>
          <draw:frame draw:style-name="gr2" draw:layer="layout" svg:width="1.454cm" svg:height="0.357cm" svg:x="3.556cm" svg:y="0.875cm">
            <draw:text-box>
              <text:p>sigt = sigp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4:31:39.568039240</meta:creation-date>
    <meta:editing-duration>PT1M9S</meta:editing-duration>
    <meta:editing-cycles>4</meta:editing-cycles>
    <meta:generator>LibreOffice/4.2.8.2$Linux_X86_64 LibreOffice_project/420m0$Build-2</meta:generator>
    <dc:title>graphiques</dc:title>
    <meta:initial-creator>Lionel GUEZ</meta:initial-creator>
    <dc:date>2016-05-24T14:36:02.704623980</dc:date>
    <dc:creator>Lionel GUEZ</dc:creator>
    <meta:document-statistic meta:object-count="13"/>
    <meta:template xlink:type="simple" xlink:actuate="onRequest" xlink:title="graphiques" xlink:href="../../../../../../../.config/libreoffice/4/user/template/graphiques.otg" meta:date="2016-05-24T14:31:39.493141656"/>
  </office:meta>
</office:document-meta>
</file>